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145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05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 style:data-style-name="N5107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ff" fo:border-right="0.088cm solid #0000ff" fo:border-top="0.088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ff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fo:border-bottom="0.035cm solid #ff0000" style:diagonal-bl-tr="none" style:diagonal-tl-br="none" fo:background-color="transparent" fo:border-left="0.088cm solid #ff0000" fo:border-right="0.088cm solid #ff0000" fo:border-top="0.088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ff0000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800080" style:diagonal-bl-tr="none" style:diagonal-tl-br="none" fo:border-left="0.088cm solid #800080" fo:border-right="0.088cm solid #800080" fo:border-top="0.088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800080" fo:border-right="0.088cm solid #800080" fo:border-top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88cm solid #800080" style:diagonal-bl-tr="none" style:diagonal-tl-br="none" fo:border-left="0.088cm solid #800080" fo:border-right="0.088cm solid #800080" fo:border-top="0.035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800080" style:vertical-align="automatic"/>
      <style:paragraph-properties fo:text-align="center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088cm solid #008000" fo:border-right="0.088cm solid #008000" fo:border-top="0.088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088cm solid #008000" fo:border-right="0.088cm solid #008000" fo:border-top="0.018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8000" style:diagonal-bl-tr="none" style:diagonal-tl-br="none" fo:border-left="0.088cm solid #008000" fo:border-right="0.088cm solid #008000" fo:border-top="0.035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 style:data-style-name="N5107">
      <style:table-cell-properties style:glyph-orientation-vertical="0" fo:border-bottom="0.141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88cm solid #800080"/>
      <style:paragraph-properties fo:text-align="center" fo:margin-left="0cm"/>
    </style:style>
    <style:style style:name="ce29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30" style:family="table-cell" style:parent-style-name="Default">
      <style:table-cell-properties fo:border-bottom="0.08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800080" style:vertical-align="automatic"/>
      <style:paragraph-properties fo:text-align="center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fo:border-bottom="0.018cm solid #008000" style:diagonal-bl-tr="none" style:diagonal-tl-br="none" style:text-align-source="fix" style:repeat-content="false" fo:border-left="0.088cm solid #008000" fo:border-right="0.01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18cm solid #008000" style:diagonal-bl-tr="none" style:diagonal-tl-br="none" style:text-align-source="fix" style:repeat-content="false" fo:border-left="0.08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8000" style:diagonal-bl-tr="none" style:diagonal-tl-br="none" style:text-align-source="fix" style:repeat-content="false" fo:border-left="0.08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088cm solid #ff00ff"/>
      <style:paragraph-properties fo:text-align="center" fo:margin-left="0cm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18cm solid #800080" fo:border-top="0.088cm solid #800080"/>
      <style:paragraph-properties fo:text-align="center" fo:margin-left="0cm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018cm solid #800080"/>
      <style:paragraph-properties fo:text-align="center" fo:margin-left="0cm"/>
    </style:style>
    <style:style style:name="ce46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18cm solid #800080" fo:border-top="0.018cm solid #800080"/>
      <style:paragraph-properties fo:text-align="center" fo:margin-left="0cm"/>
    </style:style>
    <style:style style:name="ce47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1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088cm solid #008000" style:diagonal-bl-tr="none" style:diagonal-tl-br="none" style:text-align-source="fix" style:repeat-content="false" fo:border-left="0.01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88cm solid #800080"/>
      <style:paragraph-properties fo:text-align="center" fo:margin-left="0cm"/>
    </style:style>
    <style:style style:name="ce57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58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59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8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8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0.088cm solid #008000" style:diagonal-bl-tr="none" style:diagonal-tl-br="none" style:text-align-source="fix" style:repeat-content="false" fo:border-left="0.018cm solid #008000" fo:border-right="0.08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63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35cm solid #ff0000" style:diagonal-bl-tr="none" style:diagonal-tl-br="none" style:text-align-source="fix" style:repeat-content="false" fo:border-left="0.088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05" table:style-name="ta1" table:print="false">
        <table:table-column table:style-name="co1" table:default-cell-style-name="Default"/>
        <table:table-column table:style-name="co2" table:number-columns-repeated="15" table:default-cell-style-name="ce18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ce18"/>
        <table:table-column table:style-name="co5" table:number-columns-repeated="223" table:default-cell-style-name="Default"/>
        <table:table-row table:style-name="ro1">
          <table:table-cell table:style-name="ce1" office:value-type="string" table:number-columns-spanned="33" table:number-rows-spanned="1">
            <text:p>Présence enfants du &lt;date-debut&gt; au &lt;date-fin&gt;</text:p>
          </table:table-cell>
          <table:covered-table-cell table:number-columns-repeated="15"/>
          <table:covered-table-cell table:number-columns-repeated="2" table:style-name="ce18"/>
          <table:covered-table-cell table:number-columns-repeated="15"/>
          <table:table-cell table:number-columns-repeated="223"/>
        </table:table-row>
        <table:table-row table:style-name="ro2">
          <table:table-cell/>
          <table:table-cell table:style-name="ce19" office:value-type="string" table:number-columns-spanned="3" table:number-rows-spanned="1">
            <text:p>Lun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37"/>
          <table:table-cell table:number-columns-repeated="2"/>
          <table:table-cell table:style-name="ce19" office:value-type="string" table:number-columns-spanned="3" table:number-rows-spanned="1">
            <text:p>Lundi 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37"/>
          <table:table-cell table:number-columns-repeated="223"/>
        </table:table-row>
        <table:table-row table:style-name="ro3"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20"/>
          <table:table-cell/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20"/>
          <table:table-cell table:number-columns-repeated="223"/>
        </table:table-row>
        <table:table-row table:style-name="ro4">
          <table:table-cell table:style-name="ce3" office:value-type="string">
            <text:p>&lt;prenom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/>
          <table:table-cell table:style-name="ce3" office:value-type="string">
            <text:p>&lt;prenom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50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4" office:value-type="string">
            <text:p>&lt;prenom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/>
          <table:table-cell table:style-name="ce4" office:value-type="string">
            <text:p>&lt;prenom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5" office:value-type="string">
            <text:p>&lt;prenom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/>
          <table:table-cell table:style-name="ce5" office:value-type="string">
            <text:p>&lt;prenom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number-columns-repeated="223"/>
        </table:table-row>
        <table:table-row table:style-name="ro3"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4"/>
          <table:table-cell/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4"/>
          <table:table-cell table:number-columns-repeated="223"/>
        </table:table-row>
        <table:table-row table:style-name="ro4">
          <table:table-cell table:style-name="ce7" office:value-type="string">
            <text:p>&lt;prenom&gt;</text:p>
          </table:table-cell>
          <table:table-cell table:style-name="ce25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63"/>
          <table:table-cell table:style-name="ce7" office:value-type="string">
            <text:p>&lt;prenom&gt;</text:p>
          </table:table-cell>
          <table:table-cell table:style-name="ce65" office:value-type="string">
            <text:p>&lt;p&gt;</text:p>
          </table:table-cell>
          <table:table-cell table:style-name="ce68" office:value-type="string">
            <text:p>&lt;p&gt;</text:p>
          </table:table-cell>
          <table:table-cell table:style-name="ce71" office:value-type="string">
            <text:p>&lt;p&gt;</text:p>
          </table:table-cell>
          <table:table-cell table:style-name="ce65" office:value-type="string">
            <text:p>&lt;p&gt;</text:p>
          </table:table-cell>
          <table:table-cell table:style-name="ce68" office:value-type="string">
            <text:p>&lt;p&gt;</text:p>
          </table:table-cell>
          <table:table-cell table:style-name="ce71" office:value-type="string">
            <text:p>&lt;p&gt;</text:p>
          </table:table-cell>
          <table:table-cell table:style-name="ce65" office:value-type="string">
            <text:p>&lt;p&gt;</text:p>
          </table:table-cell>
          <table:table-cell table:style-name="ce68" office:value-type="string">
            <text:p>&lt;p&gt;</text:p>
          </table:table-cell>
          <table:table-cell table:style-name="ce71" office:value-type="string">
            <text:p>&lt;p&gt;</text:p>
          </table:table-cell>
          <table:table-cell table:style-name="ce65" office:value-type="string">
            <text:p>&lt;p&gt;</text:p>
          </table:table-cell>
          <table:table-cell table:style-name="ce68" office:value-type="string">
            <text:p>&lt;p&gt;</text:p>
          </table:table-cell>
          <table:table-cell table:style-name="ce71" office:value-type="string">
            <text:p>&lt;p&gt;</text:p>
          </table:table-cell>
          <table:table-cell table:style-name="ce65" office:value-type="string">
            <text:p>&lt;p&gt;</text:p>
          </table:table-cell>
          <table:table-cell table:style-name="ce68" office:value-type="string">
            <text:p>&lt;p&gt;</text:p>
          </table:table-cell>
          <table:table-cell table:style-name="ce71" office:value-type="string">
            <text:p>&lt;p&gt;</text:p>
          </table:table-cell>
          <table:table-cell table:style-name="ce63" table:number-columns-repeated="223"/>
        </table:table-row>
        <table:table-row table:style-name="ro4">
          <table:table-cell table:style-name="ce8" office:value-type="string">
            <text:p>&lt;prenom&gt;</text:p>
          </table:table-cell>
          <table:table-cell table:style-name="ce26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54" office:value-type="string">
            <text:p>&lt;p&gt;</text:p>
          </table:table-cell>
          <table:table-cell/>
          <table:table-cell table:style-name="ce8" office:value-type="string">
            <text:p>&lt;prenom&gt;</text:p>
          </table:table-cell>
          <table:table-cell table:style-name="ce66" office:value-type="string">
            <text:p>&lt;p&gt;</text:p>
          </table:table-cell>
          <table:table-cell table:style-name="ce69" office:value-type="string">
            <text:p>&lt;p&gt;</text:p>
          </table:table-cell>
          <table:table-cell table:style-name="ce72" office:value-type="string">
            <text:p>&lt;p&gt;</text:p>
          </table:table-cell>
          <table:table-cell table:style-name="ce66" office:value-type="string">
            <text:p>&lt;p&gt;</text:p>
          </table:table-cell>
          <table:table-cell table:style-name="ce69" office:value-type="string">
            <text:p>&lt;p&gt;</text:p>
          </table:table-cell>
          <table:table-cell table:style-name="ce72" office:value-type="string">
            <text:p>&lt;p&gt;</text:p>
          </table:table-cell>
          <table:table-cell table:style-name="ce66" office:value-type="string">
            <text:p>&lt;p&gt;</text:p>
          </table:table-cell>
          <table:table-cell table:style-name="ce69" office:value-type="string">
            <text:p>&lt;p&gt;</text:p>
          </table:table-cell>
          <table:table-cell table:style-name="ce72" office:value-type="string">
            <text:p>&lt;p&gt;</text:p>
          </table:table-cell>
          <table:table-cell table:style-name="ce66" office:value-type="string">
            <text:p>&lt;p&gt;</text:p>
          </table:table-cell>
          <table:table-cell table:style-name="ce69" office:value-type="string">
            <text:p>&lt;p&gt;</text:p>
          </table:table-cell>
          <table:table-cell table:style-name="ce72" office:value-type="string">
            <text:p>&lt;p&gt;</text:p>
          </table:table-cell>
          <table:table-cell table:style-name="ce66" office:value-type="string">
            <text:p>&lt;p&gt;</text:p>
          </table:table-cell>
          <table:table-cell table:style-name="ce69" office:value-type="string">
            <text:p>&lt;p&gt;</text:p>
          </table:table-cell>
          <table:table-cell table:style-name="ce72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9" office:value-type="string">
            <text:p>&lt;prenom&gt;</text:p>
          </table:table-cell>
          <table:table-cell table:style-name="ce27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27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27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27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27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64"/>
          <table:table-cell table:style-name="ce9" office:value-type="string">
            <text:p>&lt;prenom&gt;</text:p>
          </table:table-cell>
          <table:table-cell table:style-name="ce67" office:value-type="string">
            <text:p>&lt;p&gt;</text:p>
          </table:table-cell>
          <table:table-cell table:style-name="ce70" office:value-type="string">
            <text:p>&lt;p&gt;</text:p>
          </table:table-cell>
          <table:table-cell table:style-name="ce73" office:value-type="string">
            <text:p>&lt;p&gt;</text:p>
          </table:table-cell>
          <table:table-cell table:style-name="ce67" office:value-type="string">
            <text:p>&lt;p&gt;</text:p>
          </table:table-cell>
          <table:table-cell table:style-name="ce70" office:value-type="string">
            <text:p>&lt;p&gt;</text:p>
          </table:table-cell>
          <table:table-cell table:style-name="ce73" office:value-type="string">
            <text:p>&lt;p&gt;</text:p>
          </table:table-cell>
          <table:table-cell table:style-name="ce67" office:value-type="string">
            <text:p>&lt;p&gt;</text:p>
          </table:table-cell>
          <table:table-cell table:style-name="ce70" office:value-type="string">
            <text:p>&lt;p&gt;</text:p>
          </table:table-cell>
          <table:table-cell table:style-name="ce73" office:value-type="string">
            <text:p>&lt;p&gt;</text:p>
          </table:table-cell>
          <table:table-cell table:style-name="ce67" office:value-type="string">
            <text:p>&lt;p&gt;</text:p>
          </table:table-cell>
          <table:table-cell table:style-name="ce70" office:value-type="string">
            <text:p>&lt;p&gt;</text:p>
          </table:table-cell>
          <table:table-cell table:style-name="ce73" office:value-type="string">
            <text:p>&lt;p&gt;</text:p>
          </table:table-cell>
          <table:table-cell table:style-name="ce67" office:value-type="string">
            <text:p>&lt;p&gt;</text:p>
          </table:table-cell>
          <table:table-cell table:style-name="ce70" office:value-type="string">
            <text:p>&lt;p&gt;</text:p>
          </table:table-cell>
          <table:table-cell table:style-name="ce73" office:value-type="string">
            <text:p>&lt;p&gt;</text:p>
          </table:table-cell>
          <table:table-cell table:style-name="ce64" table:number-columns-repeated="223"/>
        </table:table-row>
        <table:table-row table:style-name="ro3"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/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 table:number-columns-repeated="223"/>
        </table:table-row>
        <table:table-row table:style-name="ro5">
          <table:table-cell table:style-name="ce11" office:value-type="string">
            <text:p>&lt;prenom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/>
          <table:table-cell table:style-name="ce11" office:value-type="string">
            <text:p>&lt;prenom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28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2" office:value-type="string">
            <text:p>&lt;prenom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/>
          <table:table-cell table:style-name="ce12" office:value-type="string">
            <text:p>&lt;prenom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29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3" office:value-type="string">
            <text:p>&lt;prenom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/>
          <table:table-cell table:style-name="ce13" office:value-type="string">
            <text:p>&lt;prenom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number-columns-repeated="223"/>
        </table:table-row>
        <table:table-row table:style-name="ro3">
          <table:table-cell table:style-name="ce14" office:value-type="string" table:number-columns-spanned="16" table:number-rows-spanned="1">
            <text:p>ADAPTATION</text:p>
          </table:table-cell>
          <table:covered-table-cell table:number-columns-repeated="15" table:style-name="ce31"/>
          <table:table-cell/>
          <table:table-cell table:style-name="ce14" office:value-type="string" table:number-columns-spanned="16" table:number-rows-spanned="1">
            <text:p>ADAPTATION</text:p>
          </table:table-cell>
          <table:covered-table-cell table:number-columns-repeated="15" table:style-name="ce31"/>
          <table:table-cell table:number-columns-repeated="223"/>
        </table:table-row>
        <table:table-row table:style-name="ro5">
          <table:table-cell table:style-name="ce15" office:value-type="string">
            <text:p>&lt;prenom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/>
          <table:table-cell table:style-name="ce15" office:value-type="string">
            <text:p>&lt;prenom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6" office:value-type="string">
            <text:p>&lt;prenom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/>
          <table:table-cell table:style-name="ce16" office:value-type="string">
            <text:p>&lt;prenom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8" office:value-type="string">
            <text:p>&lt;p&gt;</text:p>
          </table:table-cell>
          <table:table-cell table:style-name="ce60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17" office:value-type="string">
            <text:p>&lt;prenom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/>
          <table:table-cell table:style-name="ce17" office:value-type="string">
            <text:p>&lt;prenom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9" office:value-type="string">
            <text:p>&lt;p&gt;</text:p>
          </table:table-cell>
          <table:table-cell table:style-name="ce61" office:value-type="string">
            <text:p>&lt;p&gt;</text:p>
          </table:table-cell>
          <table:table-cell table:number-columns-repeated="223"/>
        </table:table-row>
        <table:table-row table:style-name="ro4">
          <table:table-cell/>
          <table:table-cell table:style-name="ce35" table:number-columns-repeated="15"/>
          <table:table-cell table:number-columns-repeated="2"/>
          <table:table-cell table:style-name="ce35" table:number-columns-repeated="15"/>
          <table:table-cell table:number-columns-repeated="223"/>
        </table:table-row>
        <table:table-row table:style-name="ro4">
          <table:table-cell/>
          <table:table-cell table:style-name="ce36" table:formula="oooc:=SUM([.B4:.B18])" office:value-type="float" office:value="0">
            <text:p>0</text:p>
          </table:table-cell>
          <table:table-cell table:style-name="ce36" table:formula="oooc:=SUM([.C4:.C18])" office:value-type="float" office:value="0">
            <text:p>0</text:p>
          </table:table-cell>
          <table:table-cell table:style-name="ce36" table:formula="oooc:=SUM([.D4:.D18])" office:value-type="float" office:value="0">
            <text:p>0</text:p>
          </table:table-cell>
          <table:table-cell table:style-name="ce36" table:formula="oooc:=SUM([.E4:.E18])" office:value-type="float" office:value="0">
            <text:p>0</text:p>
          </table:table-cell>
          <table:table-cell table:style-name="ce36" table:formula="oooc:=SUM([.F4:.F18])" office:value-type="float" office:value="0">
            <text:p>0</text:p>
          </table:table-cell>
          <table:table-cell table:style-name="ce36" table:formula="oooc:=SUM([.G4:.G18])" office:value-type="float" office:value="0">
            <text:p>0</text:p>
          </table:table-cell>
          <table:table-cell table:style-name="ce36" table:formula="oooc:=SUM([.H4:.H18])" office:value-type="float" office:value="0">
            <text:p>0</text:p>
          </table:table-cell>
          <table:table-cell table:style-name="ce36" table:formula="oooc:=SUM([.I4:.I18])" office:value-type="float" office:value="0">
            <text:p>0</text:p>
          </table:table-cell>
          <table:table-cell table:style-name="ce36" table:formula="oooc:=SUM([.J4:.J18])" office:value-type="float" office:value="0">
            <text:p>0</text:p>
          </table:table-cell>
          <table:table-cell table:style-name="ce36" table:formula="oooc:=SUM([.K4:.K18])" office:value-type="float" office:value="0">
            <text:p>0</text:p>
          </table:table-cell>
          <table:table-cell table:style-name="ce36" table:formula="oooc:=SUM([.L4:.L18])" office:value-type="float" office:value="0">
            <text:p>0</text:p>
          </table:table-cell>
          <table:table-cell table:style-name="ce36" table:formula="oooc:=SUM([.M4:.M18])" office:value-type="float" office:value="0">
            <text:p>0</text:p>
          </table:table-cell>
          <table:table-cell table:style-name="ce36" table:formula="oooc:=SUM([.N4:.N18])" office:value-type="float" office:value="0">
            <text:p>0</text:p>
          </table:table-cell>
          <table:table-cell table:style-name="ce36" table:formula="oooc:=SUM([.O4:.O18])" office:value-type="float" office:value="0">
            <text:p>0</text:p>
          </table:table-cell>
          <table:table-cell table:style-name="ce36" table:formula="oooc:=SUM([.P4:.P18])" office:value-type="float" office:value="0">
            <text:p>0</text:p>
          </table:table-cell>
          <table:table-cell table:number-columns-repeated="2"/>
          <table:table-cell table:style-name="ce36" table:formula="oooc:=SUM([.S4:.S18])" office:value-type="float" office:value="0">
            <text:p>0</text:p>
          </table:table-cell>
          <table:table-cell table:style-name="ce36" table:formula="oooc:=SUM([.T4:.T18])" office:value-type="float" office:value="0">
            <text:p>0</text:p>
          </table:table-cell>
          <table:table-cell table:style-name="ce36" table:formula="oooc:=SUM([.U4:.U18])" office:value-type="float" office:value="0">
            <text:p>0</text:p>
          </table:table-cell>
          <table:table-cell table:style-name="ce36" table:formula="oooc:=SUM([.V4:.V18])" office:value-type="float" office:value="0">
            <text:p>0</text:p>
          </table:table-cell>
          <table:table-cell table:style-name="ce36" table:formula="oooc:=SUM([.W4:.W18])" office:value-type="float" office:value="0">
            <text:p>0</text:p>
          </table:table-cell>
          <table:table-cell table:style-name="ce36" table:formula="oooc:=SUM([.X4:.X18])" office:value-type="float" office:value="0">
            <text:p>0</text:p>
          </table:table-cell>
          <table:table-cell table:style-name="ce36" table:formula="oooc:=SUM([.Y4:.Y18])" office:value-type="float" office:value="0">
            <text:p>0</text:p>
          </table:table-cell>
          <table:table-cell table:style-name="ce36" table:formula="oooc:=SUM([.Z4:.Z18])" office:value-type="float" office:value="0">
            <text:p>0</text:p>
          </table:table-cell>
          <table:table-cell table:style-name="ce36" table:formula="oooc:=SUM([.AA4:.AA18])" office:value-type="float" office:value="0">
            <text:p>0</text:p>
          </table:table-cell>
          <table:table-cell table:style-name="ce36" table:formula="oooc:=SUM([.AB4:.AB18])" office:value-type="float" office:value="0">
            <text:p>0</text:p>
          </table:table-cell>
          <table:table-cell table:style-name="ce36" table:formula="oooc:=SUM([.AC4:.AC18])" office:value-type="float" office:value="0">
            <text:p>0</text:p>
          </table:table-cell>
          <table:table-cell table:style-name="ce36" table:formula="oooc:=SUM([.AD4:.AD18])" office:value-type="float" office:value="0">
            <text:p>0</text:p>
          </table:table-cell>
          <table:table-cell table:style-name="ce36" table:formula="oooc:=SUM([.AE4:.AE18])" office:value-type="float" office:value="0">
            <text:p>0</text:p>
          </table:table-cell>
          <table:table-cell table:style-name="ce36" table:formula="oooc:=SUM([.AF4:.AF18])" office:value-type="float" office:value="0">
            <text:p>0</text:p>
          </table:table-cell>
          <table:table-cell table:style-name="ce36" table:formula="oooc:=SUM([.AG4:.AG18])" office:value-type="float" office:value="0">
            <text:p>0</text:p>
          </table:table-cell>
          <table:table-cell table:number-columns-repeated="223"/>
        </table:table-row>
        <table:table-row table:style-name="ro4">
          <table:table-cell/>
          <table:table-cell table:style-name="Default" table:number-columns-repeated="11"/>
          <table:table-cell table:style-name="ce62"/>
          <table:table-cell table:style-name="Default" table:number-columns-repeated="3"/>
          <table:table-cell table:number-columns-repeated="2"/>
          <table:table-cell table:style-name="Default" table:number-columns-repeated="15"/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pm5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6">26/03/2007</text:date>, <text:time>21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0505" style:display-name="PageStyle_05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020404" style:display-name="PageStyle_02040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ES PETITS POTES</meta:initial-creator>
    <meta:creation-date>2004-01-20T19:01:17</meta:creation-date>
    <dc:date>2007-03-26T21:55:52</dc:date>
    <meta:print-date>2005-05-04T11:48:47</meta:print-date>
    <dc:language>fr-FR</dc:language>
    <meta:editing-cycles>26</meta:editing-cycles>
    <meta:editing-duration>PT13H41M48S</meta:editing-duration>
    <meta:user-defined meta:name="Info 1"/>
    <meta:user-defined meta:name="Info 2"/>
    <meta:user-defined meta:name="Info 3"/>
    <meta:user-defined meta:name="Info 4"/>
    <meta:document-statistic meta:table-count="1" meta:cell-count="433"/>
  </office:meta>
</office:document-meta>
</file>